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adornments="Normal" style:font-pitch="variable" style:font-charset="x-symbol"/>
    <style:font-face style:name="Wingdings" svg:font-family="Wingdings" style:font-adornments="Regular" style:font-pitch="variable" style:font-charset="x-symbol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Segoe UI" svg:font-family="'Segoe UI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951cm" fo:margin-left="-0.191cm" table:align="left" style:writing-mode="lr-tb"/>
    </style:style>
    <style:style style:name="Tabla1.A" style:family="table-column">
      <style:table-column-properties style:column-width="5.281cm"/>
    </style:style>
    <style:style style:name="Tabla1.B" style:family="table-column">
      <style:table-column-properties style:column-width="2.826cm"/>
    </style:style>
    <style:style style:name="Tabla1.C" style:family="table-column">
      <style:table-column-properties style:column-width="3.126cm"/>
    </style:style>
    <style:style style:name="Tabla1.D" style:family="table-column">
      <style:table-column-properties style:column-width="3.175cm"/>
    </style:style>
    <style:style style:name="Tabla1.E" style:family="table-column">
      <style:table-column-properties style:column-width="2.544cm"/>
    </style:style>
    <style:style style:name="Tabla1.1" style:family="table-row">
      <style:table-row-properties style:min-row-height="0.75cm"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c0c0c0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018cm solid #c0c0c0"/>
    </style:style>
    <style:style style:name="P1" style:family="paragraph" style:parent-style-name="Standard">
      <style:paragraph-properties>
        <style:tab-stops>
          <style:tab-stop style:position="17.145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7.145cm" style:type="right"/>
        </style:tab-stops>
      </style:paragraph-properties>
      <style:text-properties fo:font-style="italic" fo:font-weight="bold" style:font-style-asian="italic" style:font-weight-asian="bold" style:font-name-complex="Arial3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GES_5f_VINETAS_5f_1ER_5f_NIVEL" style:list-style-name="">
      <style:paragraph-properties fo:margin-left="1.199cm" fo:margin-right="0cm" fo:text-indent="-0.699cm" style:auto-text-indent="false"/>
    </style:style>
    <style:style style:name="P5" style:family="paragraph" style:parent-style-name="GES_5f_VINETAS_5f_1ER_5f_NIVEL" style:list-style-name="">
      <style:paragraph-properties fo:margin-left="1.199cm" fo:margin-right="0cm" fo:text-indent="-0.699cm" style:auto-text-indent="false"/>
      <style:text-properties fo:language="es" fo:country="MX"/>
    </style:style>
    <style:style style:name="P6" style:family="paragraph" style:parent-style-name="GES_5f_VINETAS_5f_1ER_5f_NIVEL" style:list-style-name="">
      <style:paragraph-properties fo:margin-left="1.898cm" fo:margin-right="0cm" fo:text-indent="-0.699cm" style:auto-text-indent="false"/>
    </style:style>
    <style:style style:name="P7" style:family="paragraph" style:parent-style-name="GES_5f_VINETAS_5f_1ER_5f_NIVEL" style:list-style-name="">
      <style:paragraph-properties fo:margin-left="1.898cm" fo:margin-right="0cm" fo:text-indent="-0.699cm" style:auto-text-indent="false"/>
      <style:text-properties fo:language="es" fo:country="MX"/>
    </style:style>
    <style:style style:name="P8" style:family="paragraph" style:parent-style-name="GES_5f_TITULO" style:master-page-name="Converted1">
      <style:paragraph-properties style:page-number="auto"/>
    </style:style>
    <style:style style:name="P9" style:family="paragraph" style:parent-style-name="GES_5f_CONTENIDO">
      <style:text-properties fo:language="es" fo:country="MX"/>
    </style:style>
    <style:style style:name="P10" style:family="paragraph" style:parent-style-name="GES_5f_CONTENIDO">
      <style:text-properties fo:language="en" fo:country="US"/>
    </style:style>
    <style:style style:name="P11" style:family="paragraph" style:parent-style-name="GES_5f_CONTENIDO">
      <style:paragraph-properties fo:margin-left="1.199cm" fo:margin-right="0cm" fo:text-indent="0cm" style:auto-text-indent="false"/>
    </style:style>
    <style:style style:name="P12" style:family="paragraph" style:parent-style-name="GES_5f_CONTENIDO">
      <style:paragraph-properties fo:margin-left="1.199cm" fo:margin-right="0cm" fo:text-indent="0.011cm" style:auto-text-indent="false"/>
    </style:style>
    <style:style style:name="P13" style:family="paragraph" style:parent-style-name="GES_5f_CONTENIDO">
      <style:paragraph-properties fo:margin-left="1.249cm" fo:margin-right="0cm" fo:text-indent="0cm" style:auto-text-indent="false"/>
    </style:style>
    <style:style style:name="P14" style:family="paragraph" style:parent-style-name="GES_5f_CONTENIDO">
      <style:paragraph-properties fo:margin-left="1.249cm" fo:margin-right="0cm" fo:text-indent="0cm" style:auto-text-indent="false"/>
      <style:text-properties fo:language="en" fo:country="US"/>
    </style:style>
    <style:style style:name="P15" style:family="paragraph" style:parent-style-name="GES_5f_CONTENIDO">
      <style:paragraph-properties fo:margin-left="1.245cm" fo:margin-right="0cm" fo:text-indent="0cm" style:auto-text-indent="false"/>
    </style:style>
    <style:style style:name="P16" style:family="paragraph" style:parent-style-name="GES_5f_CONTENIDO">
      <style:paragraph-properties fo:margin-left="0cm" fo:margin-right="0cm" fo:text-indent="1.249cm" style:auto-text-indent="false"/>
    </style:style>
    <style:style style:name="P17" style:family="paragraph" style:parent-style-name="GES_5f_CONTENIDO">
      <style:paragraph-properties fo:break-before="page"/>
    </style:style>
    <style:style style:name="P18" style:family="paragraph" style:parent-style-name="GES_5f_NUMERACION_5f_1ER_5f_NIVEL" style:list-style-name="">
      <style:paragraph-properties fo:margin-left="1.199cm" fo:margin-right="0cm" fo:text-indent="0cm" style:auto-text-indent="false"/>
    </style:style>
    <style:style style:name="P19" style:family="paragraph" style:parent-style-name="GES_5f_NUMERACION_5f_1ER_5f_NIVEL" style:list-style-name="">
      <style:paragraph-properties fo:margin-left="1.199cm" fo:margin-right="0cm" fo:text-indent="-0.699cm" style:auto-text-indent="false"/>
    </style:style>
    <style:style style:name="P20" style:family="paragraph" style:parent-style-name="GES_5f_NUMERACION_5f_1ER_5f_NIVEL" style:list-style-name="">
      <style:paragraph-properties fo:margin-left="1.947cm" fo:margin-right="0cm" fo:text-indent="0cm" style:auto-text-indent="false"/>
    </style:style>
    <style:style style:name="P21" style:family="paragraph" style:parent-style-name="GES_5f_NUMERACION_5f_1ER_5f_NIVEL" style:list-style-name="">
      <style:paragraph-properties fo:margin-left="1.947cm" fo:margin-right="0cm" fo:text-indent="0cm" style:auto-text-indent="false"/>
      <style:text-properties fo:language="en" fo:country="US"/>
    </style:style>
    <style:style style:name="P22" style:family="paragraph" style:parent-style-name="GES_5f_CONTENIDO_5f_TABLAS">
      <style:text-properties fo:language="es" fo:country="MX"/>
    </style:style>
    <style:style style:name="P23" style:family="paragraph" style:parent-style-name="GES_5f_CONTENIDO_5f_TABLAS" style:list-style-name="WWNum8"/>
    <style:style style:name="P24" style:family="paragraph" style:parent-style-name="GES_5f_CONTENIDO_5f_TABLAS">
      <style:text-properties fo:language="en" fo:country="US"/>
    </style:style>
    <style:style style:name="P25" style:family="paragraph" style:parent-style-name="GES_5f_CONTENIDO_5f_TABLAS">
      <style:text-properties fo:font-weight="bold" style:font-weight-asian="bold"/>
    </style:style>
    <style:style style:name="P26" style:family="paragraph" style:parent-style-name="GES_5f_CONTENIDO_5f_TABLAS">
      <style:paragraph-properties fo:text-align="start" style:justify-single-word="false"/>
    </style:style>
    <style:style style:name="P27" style:family="paragraph" style:parent-style-name="GES_5f_CONTENIDO_5f_TABLAS">
      <style:paragraph-properties fo:text-align="center" style:justify-single-word="false"/>
    </style:style>
    <style:style style:name="P28" style:family="paragraph" style:parent-style-name="GES_5f_CONTENIDO_5f_TABLAS">
      <style:paragraph-properties fo:margin-left="1.27cm" fo:margin-right="0cm" fo:text-indent="0cm" style:auto-text-indent="false"/>
    </style:style>
    <style:style style:name="P29" style:family="paragraph" style:parent-style-name="GES_5f_CONTENIDO_5f_TABLAS">
      <style:paragraph-properties fo:margin-left="1.27cm" fo:margin-right="0cm" fo:text-indent="0cm" style:auto-text-indent="false"/>
      <style:text-properties fo:color="#00b050" fo:font-weight="bold" style:font-weight-asian="bold"/>
    </style:style>
    <style:style style:name="P30" style:family="paragraph" style:parent-style-name="GES_5f_CONTENIDO_5f_TABLAS">
      <style:paragraph-properties fo:margin-left="1.27cm" fo:margin-right="0cm" fo:text-indent="0cm" style:auto-text-indent="false"/>
      <style:text-properties fo:language="es" fo:country="MX"/>
    </style:style>
    <style:style style:name="P31" style:family="paragraph" style:parent-style-name="GES_5f_CONTENIDO_5f_TABLAS">
      <style:paragraph-properties fo:margin-left="1.27cm" fo:margin-right="0cm" fo:text-indent="0cm" style:auto-text-indent="false"/>
      <style:text-properties fo:language="en" fo:country="US"/>
    </style:style>
    <style:style style:name="P32" style:family="paragraph" style:parent-style-name="GES_5f_CONTENIDO_5f_TABLAS">
      <style:paragraph-properties fo:margin-left="1.249cm" fo:margin-right="0cm" fo:text-align="center" style:justify-single-word="false" fo:text-indent="-1.249cm" style:auto-text-indent="false"/>
    </style:style>
    <style:style style:name="P33" style:family="paragraph" style:parent-style-name="GES_5f_CONTENIDO_5f_TABLAS">
      <style:paragraph-properties fo:text-align="start" style:justify-single-word="false" fo:background-color="#ffff00">
        <style:background-image/>
      </style:paragraph-properties>
    </style:style>
    <style:style style:name="P34" style:family="paragraph" style:parent-style-name="GES_5f_CODIGO">
      <style:text-properties fo:language="en" fo:country="US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letter-spacing="0.035cm" fo:font-style="italic" fo:font-weight="bold" style:font-size-asian="10pt" style:font-style-asian="italic" style:font-weight-asian="bold" style:font-name-complex="Arial3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color="#808080" style:font-name="Courier New" fo:font-size="10pt" fo:letter-spacing="0.053cm" fo:font-weight="bold" style:font-size-asian="10pt" style:font-weight-asian="bold" style:font-name-complex="Courier New2" style:font-size-complex="10pt"/>
    </style:style>
    <style:style style:name="T5" style:family="text">
      <style:text-properties fo:font-size="11pt" style:font-size-asian="11pt"/>
    </style:style>
    <style:style style:name="T6" style:family="text">
      <style:text-properties style:font-name="Arial1" fo:font-size="11pt" fo:font-weight="bold" style:font-size-asian="11pt" style:font-weight-asian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fo:language="es" fo:country="MX"/>
    </style:style>
    <style:style style:name="T10" style:family="text">
      <style:text-properties fo:language="es" fo:country="MX" fo:font-weight="bold" style:font-weight-asian="bold"/>
    </style:style>
    <style:style style:name="T11" style:family="text">
      <style:text-properties fo:color="#00b050" fo:font-weight="bold" style:font-weight-asian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font-size-complex="9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.5pt" style:font-size-asian="9.5pt" style:font-size-complex="9.5pt"/>
    </style:style>
    <style:style style:name="T16" style:family="text">
      <style:text-properties fo:color="#8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8">INTRODUCCIÓN</text:p>
      <text:p text:style-name="GES_5f_CONTENIDO">En el ambiente de producción BiblioTEK, el código de la aplicación estará centralizado en una sola ubicación. Lo anterior será invaluable para efectos de mantenimiento, actualizaciones, aplicación de mejoras y detección de fallos.</text:p>
      <text:p text:style-name="GES_5f_CONTENIDO"/>
      <text:p text:style-name="GES_5f_CONTENIDO">Por tal motivo, es imprescindible realizar una preparación previa para la instalación de contenido y/o configuración propia para cada cliente.</text:p>
      <text:p text:style-name="GES_5f_CONTENIDO"/>
      <text:p text:style-name="GES_5f_CONTENIDO">Aquí se describen los pasos necesarios para realizar una instalación y customización:</text:p>
      <text:p text:style-name="GES_5f_CONTENIDO"/>
      <text:p text:style-name="GES_5f_SUBTITULOS">PROCEDIMIENTO</text:p>
      <text:p text:style-name="GES_5f_CONTENIDO">El procedimiento aquí descrito será realizado por el staff técnico de Escolar Hi-TECH.</text:p>
      <text:p text:style-name="GES_5f_CONTENIDO"/>
      <text:h text:style-name="GES_5f_NUMERACION_5f_1ER_5f_NIVEL" text:outline-level="1">El cliente elige el dominio donde prefiera contratar el servicio:</text:h>
      <text:h text:style-name="P19" text:outline-level="1"/>
      <text:h text:style-name="P18" text:outline-level="1"><text:a xlink:type="simple" xlink:href="http://www.webescolar.net"><text:span text:style-name="T6">bibliotecaweb.net</text:span></text:a> <text:s/>o <text:s text:c="2"/><text:span text:style-name="T1">myonlinelibrary.net</text:span></text:h>
      <text:h text:style-name="P18" text:outline-level="1"/>
      <text:h text:style-name="GES_5f_NUMERACION_5f_1ER_5f_NIVEL" text:outline-level="1">Creación del subdominio, según las preferencias del cliente</text:h>
      <text:p text:style-name="GES_5f_CONTENIDO"/>
      <text:p text:style-name="GES_5f_CODIGO">P.e. <text:s text:c="5"/><text:span text:style-name="T1">biblioteca_umla</text:span>.bibliotecaweb.net</text:p>
      <text:p text:style-name="GES_5f_CODIGO"><text:tab/><text:tab/><text:span text:style-name="T1">lib_renacimiento</text:span>.myonlinelibrary.net</text:p>
      <text:p text:style-name="GES_5f_CONTENIDO"/>
      <text:p text:style-name="P12">Para efectos internos, este subdominio también se convierte al mismo tiempo en el código de cuenta del cliente.</text:p>
      <text:p text:style-name="GES_5f_CONTENIDO"/>
      <text:h text:style-name="GES_5f_NUMERACION_5f_1ER_5f_NIVEL" text:outline-level="1">En el directorio específico del subdominio, generado por el Plesk o el Panel de Control cualquiera que sea, se copiarán y modificarán algunos archivos.</text:h>
      <text:h text:style-name="P19" text:outline-level="1"/>
      <text:h text:style-name="P20" text:outline-level="1"><text:span text:style-name="T7">index.php.</text:span></text:h>
      <text:h text:style-name="P20" text:outline-level="1"><text:span text:style-name="T7">APP_CONFIG.php</text:span></text:h>
      <text:h text:style-name="P20" text:outline-level="1"><text:span text:style-name="T7">GLOBAL_CONFIG.php</text:span></text:h>
      <text:h text:style-name="P21" text:outline-level="1"/>
      <text:p text:style-name="GES_5f_TITULO">DESCRIPCIÓN DE ARCHIVOS NECESARIOS PARA LA APLICACiÓN.</text:p>
      <text:p text:style-name="GES_5f_VINETAS_5f_1ER_5f_NIVEL"><text:span text:style-name="T1">index.php</text:span>. <text:s/>Archivo principal de la aplicación. Contiene un código muy simple de aproximadamente 30 líneas, con un frameset vertical de dos frames.</text:p>
      <text:p text:style-name="P4"/>
      <text:p text:style-name="P11"><text:span text:style-name="T9">Es un archivo genérico, se recomienda no modificarlo.</text:span></text:p>
      <text:p text:style-name="P5"/>
      <text:p text:style-name="GES_5f_VINETAS_5f_1ER_5f_NIVEL"><text:span text:style-name="T10">APP_CONFIG.php</text:span><text:span text:style-name="T9">. Este es un archivo de configuración por variables, conteniendo las siguientes:</text:span></text:p>
      <text:p text:style-name="P9"/>
      <text:p text:style-name="GES_5f_CODIGO">// Este es un número único por cada biblioteca</text:p>
      <text:p text:style-name="GES_5f_CODIGO"><text:span text:style-name="T1">$ACCESS_CFG-&gt;id_biblioteca <text:s text:c="3"/>= 2;</text:span></text:p>
      <text:p text:style-name="GES_5f_CODIGO"/>
      <text:p text:style-name="GES_5f_CODIGO">// Actualmente no tiene uso esta línea pero es importante asignar el código</text:p>
      <text:p text:style-name="GES_5f_CODIGO">$ACCESS_CFG-&gt;codigo_cuenta = "biblioteca_umla";</text:p>
      <text:p text:style-name="GES_5f_CODIGO"/>
      <text:p text:style-name="GES_5f_CODIGO"><text:soft-page-break/><text:span text:style-name="T7">$ACCESS_CFG-&gt;banner = "custom/banner_serio.jpg";</text:span></text:p>
      <text:p text:style-name="P34"/>
      <text:p text:style-name="GES_5f_CODIGO">// Directorio que corresponde a la forma de acceder desde Internet</text:p>
      <text:p text:style-name="GES_5f_CODIGO">// al subdominio de este cliente</text:p>
      <text:p text:style-name="GES_5f_CODIGO">$ACCESS_CFG-&gt;http_public_dir = "http://biblioteca_umla.bibliotecaweb.net/";</text:p>
      <text:p text:style-name="P9"/>
      <text:p text:style-name="GES_5f_VINETAS_5f_1ER_5f_NIVEL"><text:span text:style-name="T10">GLOBAL_CONFIG.php</text:span><text:span text:style-name="T9">. Este es un archivo de configuración por variables que contiene información relativa a la ubicación física y pública de la aplicación.</text:span></text:p>
      <text:p text:style-name="P5"/>
      <text:p text:style-name="P6"><text:span text:style-name="T9">Se recomienda no realizar modificaciones.</text:span></text:p>
      <text:p text:style-name="P7"/>
      <text:p text:style-name="GES_5f_CODIGO">&lt;?php</text:p>
      <text:p text:style-name="GES_5f_CODIGO"/>
      <text:p text:style-name="GES_5f_CODIGO">$www_dir = "http://www.bibliotecaweb.net/";</text:p>
      <text:p text:style-name="GES_5f_CODIGO">$ssl_dir = "https://www.bibliotecaweb.net/";</text:p>
      <text:p text:style-name="GES_5f_CODIGO"/>
      <text:p text:style-name="GES_5f_CODIGO">// Directorio de la aplicacion WebGES v2.0</text:p>
      <text:p text:style-name="GES_5f_CODIGO"><text:span text:style-name="T7">$app_dir = "/home/admin_bibliotek/public_html/";</text:span></text:p>
      <text:p text:style-name="P34"/>
      <text:p text:style-name="GES_5f_CODIGO"><text:span text:style-name="T3">?&gt;</text:span> </text:p>
      <text:p text:style-name="GES_5f_CODIGO"/>
      <text:p text:style-name="GES_5f_TITULO">PROCESO COMPLEMENTARIO</text:p>
      <text:p text:style-name="GES_5f_CONTENIDO">De forma complementaria se requiere preparar la base de datos maestra para que pueda alojar datos relativo a la biblioteca del cliente, para ello son necesarios los siguientes movimientos:</text:p>
      <text:p text:style-name="GES_5f_CONTENIDO"/>
      <text:p text:style-name="GES_5f_CONTENIDO"><text:span text:style-name="T1">Paso 1 ) Creación de información correspondiente a la RED.</text:span></text:p>
      <text:p text:style-name="GES_5f_CONTENIDO"/>
      <text:p text:style-name="P13"><text:s/>Verificar o Crear el registro correspondiente a la red de bibliotecas, para cada nueva biblioteca se deberá crear una red o utilizar una red ya existente. Esto se crea en la tabla CFGREDES.</text:p>
      <text:p text:style-name="P22"/>
      <text:list xml:id="list1995774332" text:style-name="WWNum8">
        <text:list-item>
          <text:p text:style-name="P23"><text:span text:style-name="T11">TESAURO_CATEGORIAS.</text:span></text:p>
        </text:list-item>
      </text:list>
      <text:p text:style-name="GES_5f_CONTENIDO_5f_TABLAS"/>
      <text:p text:style-name="GES_5f_CODIGO"><text:span text:style-name="T1">INSERT</text:span> <text:span text:style-name="T1">INTO</text:span> TESAURO_CATEGORIAS (</text:p>
      <text:p text:style-name="GES_5f_CODIGO"><text:s text:c="2"/>ID_RED,</text:p>
      <text:p text:style-name="GES_5f_CODIGO"><text:s text:c="2"/>ID_CATEGORIA,</text:p>
      <text:p text:style-name="GES_5f_CODIGO"><text:s text:c="2"/>DESCRIPCION,</text:p>
      <text:p text:style-name="GES_5f_CODIGO"><text:s text:c="2"/>CONTROL_ESTRICTO,</text:p>
      <text:p text:style-name="GES_5f_CODIGO"><text:s text:c="2"/>SISTEMA )</text:p>
      <text:p text:style-name="GES_5f_CODIGO"><text:span text:style-name="T1">SELECT</text:span> 2 AS ID_RED, ID_CATEGORIA, DESCRIPCION, CONTROL_ESTRICTO, SISTEMA </text:p>
      <text:p text:style-name="GES_5f_CODIGO"><text:span text:style-name="T8">FROM</text:span><text:span text:style-name="T7"> TESAURO_CATEGORIAS </text:span><text:span text:style-name="T8">WHERE</text:span><text:span text:style-name="T7"> ID_RED=1</text:span></text:p>
      <text:p text:style-name="P24"/>
      <text:list xml:id="list1159681618" text:continue-numbering="true" text:style-name="WWNum8">
        <text:list-item>
          <text:p text:style-name="P23"><text:span text:style-name="T11">TESAURO_TERMINOS<text:tab/></text:span></text:p>
        </text:list-item>
      </text:list>
      <text:p text:style-name="GES_5f_CONTENIDO_5f_TABLAS"/>
      <text:p text:style-name="GES_5f_CODIGO"><text:span text:style-name="T1">INSERT</text:span> <text:span text:style-name="T1">INTO</text:span> TESAURO_TERMINOS (</text:p>
      <text:p text:style-name="GES_5f_CODIGO"><text:s text:c="2"/>ID_RED,</text:p>
      <text:p text:style-name="GES_5f_CODIGO"><text:s text:c="2"/>ID_TERMINO,</text:p>
      <text:p text:style-name="GES_5f_CODIGO"><text:s text:c="2"/>TERMINO,</text:p>
      <text:p text:style-name="GES_5f_CODIGO"><text:s text:c="2"/>CODIGO_CORTO,</text:p>
      <text:p text:style-name="GES_5f_CODIGO"><text:s text:c="2"/>DESCRIPCION,</text:p>
      <text:p text:style-name="GES_5f_CODIGO"><text:s text:c="2"/>MACROTERMINO,</text:p>
      <text:p text:style-name="GES_5f_CODIGO"><text:s text:c="2"/>TERMINO_PADRE,</text:p>
      <text:p text:style-name="GES_5f_CODIGO"><text:s text:c="2"/>USAR,</text:p>
      <text:p text:style-name="GES_5f_CODIGO"><text:s text:c="2"/>FUENTE_AGENCIA,</text:p>
      <text:p text:style-name="GES_5f_CODIGO"><text:soft-page-break/><text:s text:c="2"/>FUENTE_NOTAS,</text:p>
      <text:p text:style-name="GES_5f_CODIGO"><text:s text:c="2"/>OBSOLETO )</text:p>
      <text:p text:style-name="GES_5f_CODIGO"><text:span text:style-name="T1">SELECT</text:span> 2 AS ID_RED, ID_TERMINO, TERMINO, CODIGO_CORTO, DESCRIPCION, MACROTERMINO, TERMINO_PADRE, USAR, FUENTE_AGENCIA, FUENTE_NOTAS, OBSOLETO </text:p>
      <text:p text:style-name="GES_5f_CODIGO"><text:span text:style-name="T8">FROM</text:span><text:span text:style-name="T7"> TESAURO_TERMINOS </text:span><text:span text:style-name="T8">WHERE</text:span><text:span text:style-name="T7"> ID_RED=1</text:span></text:p>
      <text:p text:style-name="P24"/>
      <text:list xml:id="list1770656738" text:continue-numbering="true" text:style-name="WWNum8">
        <text:list-item>
          <text:p text:style-name="P23"><text:span text:style-name="T11">TESAURO_TERMINOS_CATEGORIAS.</text:span></text:p>
        </text:list-item>
      </text:list>
      <text:p text:style-name="P15"/>
      <text:p text:style-name="GES_5f_CODIGO"><text:span text:style-name="T1">INSERT</text:span> <text:span text:style-name="T1">INTO</text:span> TESAURO_TERMINOS_CATEGORIAS (</text:p>
      <text:p text:style-name="GES_5f_CODIGO"><text:s text:c="2"/>ID_RED,</text:p>
      <text:p text:style-name="GES_5f_CODIGO"><text:s text:c="2"/>ID_TERMINO,</text:p>
      <text:p text:style-name="GES_5f_CODIGO"><text:s text:c="2"/>ID_CATEGORIA )</text:p>
      <text:p text:style-name="GES_5f_CODIGO"><text:span text:style-name="T8">SELECT</text:span><text:span text:style-name="T7"> 2 AS ID_RED, ID_TERMINO, ID_CATEGORIA</text:span></text:p>
      <text:p text:style-name="GES_5f_CODIGO"><text:span text:style-name="T1">FROM</text:span> TESAURO_TERMINOS_CATEGORIAS <text:span text:style-name="T1">WHERE</text:span> ID_RED=1</text:p>
      <text:p text:style-name="P9"/>
      <text:list xml:id="list1162698624" text:continue-numbering="true" text:style-name="WWNum8">
        <text:list-item>
          <text:p text:style-name="P23"><text:span text:style-name="T11">CFGAUTORIDADES. </text:span></text:p>
        </text:list-item>
      </text:list>
      <text:p text:style-name="P29"/>
      <text:p text:style-name="GES_5f_CODIGO"><text:span text:style-name="T1">INSERT</text:span> <text:span text:style-name="T1">INTO</text:span> CFGAUTORIDADES (</text:p>
      <text:p text:style-name="GES_5f_CODIGO"><text:s text:c="2"/>ID_RED,</text:p>
      <text:p text:style-name="GES_5f_CODIGO"><text:s text:c="2"/>ID_CAMPO,</text:p>
      <text:p text:style-name="GES_5f_CODIGO"><text:s text:c="2"/>CODIGO,</text:p>
      <text:p text:style-name="GES_5f_CODIGO"><text:s text:c="2"/>ID_CATEGORIA,</text:p>
      <text:p text:style-name="GES_5f_CODIGO"><text:s text:c="2"/>CODIGO_TERMINO,</text:p>
      <text:p text:style-name="GES_5f_CODIGO"><text:s text:c="2"/>ESTRICTO)</text:p>
      <text:p text:style-name="GES_5f_CODIGO"><text:span text:style-name="T1">SELECT</text:span> 2 AS ID_RED, ID_CAMPO, CODIGO, ID_CATEGORIA, CODIGO_TERMINO, ESTRICTO</text:p>
      <text:p text:style-name="GES_5f_CODIGO"><text:span text:style-name="T8">FROM</text:span><text:span text:style-name="T7"> CFGAUTORIDADES </text:span><text:span text:style-name="T8">WHERE</text:span><text:span text:style-name="T7"> ID_RED=1</text:span></text:p>
      <text:p text:style-name="P10"/>
      <text:p text:style-name="GES_5f_CONTENIDO"><text:span text:style-name="T1">Paso 2) Crear los registros básicos correspondiente a la biblioteca cliente.</text:span></text:p>
      <text:p text:style-name="GES_5f_CONTENIDO"/>
      <text:p text:style-name="GES_5f_CONTENIDO">Nota: Los siguientes scripts se harán usando como ID_BIBLIOTECA destino el número único de la nueva biblioteca.</text:p>
      <text:p text:style-name="GES_5f_CONTENIDO"/>
      <text:p text:style-name="P13">Crear el registro básico para el manejo de las preferencias de la biblioteca en la tabla CFGBIBLIOTECA. </text:p>
      <text:p text:style-name="P13"/>
      <text:p text:style-name="GES_5f_CODIGO"><text:span text:style-name="T1">INSERT INTO</text:span> CFGBIBLIOTECA (ID_BIBLIOTECA, ID_RED, NOMBRE_BIBLIOTECA, NOMBRE_DIRECTOR, EMAIL_DIRECTOR, BIBLIOTEK_URL, DOMICILIO, CIUDAD, PROVINCIA, PAIS, TELEFONOS, TEMA, ARCHIVO_BANNER, IDIOMA, CUENTA_ACTIVA, USAR_POPUPS, ID_TIPOSERVICIO, SS_PHYSICAL_DIR )</text:p>
      <text:p text:style-name="GES_5f_CODIGO"><text:span text:style-name="T7"><text:s/></text:span><text:span text:style-name="T8">VALUES</text:span><text:span text:style-name="T7"> (3, 2, 'LIBRARY X', NULL, NULL, NULL, NULL, NULL, NULL, 'MEXICO', NULL, 'Default', NULL, 'Spanish', 'S', 'S', 1, '/home/admin_bibliotek/ubj/' );</text:span></text:p>
      <text:p text:style-name="P14"/>
      <text:p text:style-name="P13">También crear el registro básico para la configuración adicional en la tabla CFGBIBLIOTECA_CONFIG.</text:p>
      <text:p text:style-name="P13"/>
      <text:p text:style-name="GES_5f_CODIGO"><text:span text:style-name="T1">INSERT INTO</text:span> CFGBIBLIOTECA_CONFIG (ID_BIBLIOTECA, CATALOG_PUNTUACION_AUTO, CATALOG_OBLIGATORIO_MARC100, DEFAULT_EMAIL_SENDERNAME, DEFAULT_EMAIL_RESPONDER, MSG_LBL_EVENTS, MSG_LBL_NOTES, MSG_LBL_LINKS) <text:span text:style-name="T1">VALUES</text:span> (1, 'S', 'N', 'Biblioteca Virtual Estatal', <text:span text:style-name="T12">'biblioteca@x.edu</text:span>', NULL, NULL, NULL);</text:p>
      <text:p text:style-name="GES_5f_CONTENIDO"/>
      <text:p text:style-name="GES_5f_CONTENIDO"><text:span text:style-name="T1">Paso 3 ) Crear plantillas y catálogos básicos.</text:span></text:p>
      <text:p text:style-name="GES_5f_CONTENIDO"/>
      <text:p text:style-name="P13"><text:soft-page-break/>Crear información default tomando como base lo existente en la <text:span text:style-name="T1">ID_BIBLIOTECA = 1</text:span> (biblioteca base). <text:s/>La copia se hará usando como ID_BIBLIOTECA destino el número único de la nueva biblioteca.</text:p>
      <text:p text:style-name="GES_5f_CONTENIDO"/>
      <text:p text:style-name="P15">Las tablas cuyos registros se copiarán desde la biblioteca base, hacia la nueva biblioteca son:</text:p>
      <text:p text:style-name="P30"/>
      <text:list xml:id="list937869052" text:continue-numbering="true" text:style-name="WWNum8">
        <text:list-item>
          <text:p text:style-name="P23"><text:span text:style-name="T11">CFGPLANTILLAS_NOMBRES.</text:span></text:p>
        </text:list-item>
      </text:list>
      <text:p text:style-name="GES_5f_CONTENIDO_5f_TABLAS"/>
      <text:p text:style-name="GES_5f_CODIGO"><text:span text:style-name="T1">INSERT INTO </text:span>CFGPLANTILLAS_NOMBRES (</text:p>
      <text:p text:style-name="GES_5f_CODIGO"><text:s text:c="2"/>ID_BIBLIOTECA,</text:p>
      <text:p text:style-name="GES_5f_CODIGO"><text:s text:c="2"/>ID_PLANTILLA,</text:p>
      <text:p text:style-name="GES_5f_CODIGO"><text:s text:c="2"/>ID_TIPO,</text:p>
      <text:p text:style-name="GES_5f_CODIGO"><text:s text:c="2"/>NOMBRE_PLANTILLA,</text:p>
      <text:p text:style-name="GES_5f_CODIGO"><text:s text:c="2"/>ID_TIPOMATERIAL )</text:p>
      <text:p text:style-name="GES_5f_CODIGO"><text:span text:style-name="T1">SELECT</text:span> 2 AS ID_BIBLIOTECA, ID_PLANTILLA, ID_TIPO, NOMBRE_PLANTILLA, ID_TIPOMATERIAL</text:p>
      <text:p text:style-name="GES_5f_CODIGO"><text:span text:style-name="T1"><text:s/></text:span><text:span text:style-name="T8">FROM</text:span><text:span text:style-name="T7"> CFGPLANTILLAS_NOMBRES </text:span><text:span text:style-name="T8">WHERE</text:span><text:span text:style-name="T7"> ID_BIBLIOTECA=1</text:span></text:p>
      <text:p text:style-name="P24"/>
      <text:list xml:id="list1798471168" text:continue-numbering="true" text:style-name="WWNum8">
        <text:list-item>
          <text:p text:style-name="P23"><text:span text:style-name="T11">CFGPLANTILLAS.</text:span></text:p>
        </text:list-item>
      </text:list>
      <text:p text:style-name="P28"/>
      <text:p text:style-name="GES_5f_CODIGO"><text:span text:style-name="T1">INSERT INTO</text:span> CFGPLANTILLAS (</text:p>
      <text:p text:style-name="GES_5f_CODIGO"><text:s text:c="2"/>ID_BIBLIOTECA,</text:p>
      <text:p text:style-name="GES_5f_CODIGO"><text:s text:c="2"/>ID_PLANTILLA,</text:p>
      <text:p text:style-name="GES_5f_CODIGO"><text:s text:c="2"/>ID_NUMCAMPO,</text:p>
      <text:p text:style-name="GES_5f_CODIGO"><text:s text:c="2"/>ID_CAMPO,</text:p>
      <text:p text:style-name="GES_5f_CODIGO"><text:s text:c="2"/>DATO,</text:p>
      <text:p text:style-name="GES_5f_CODIGO"><text:s text:c="2"/>VALOR_DEFAULT )</text:p>
      <text:p text:style-name="GES_5f_CODIGO"><text:span text:style-name="T1">SELECT</text:span> 2 AS ID_BIBLIOTECA, ID_PLANTILLA, ID_NUMCAMPO, ID_CAMPO, DATO, VALOR_DEFAULT </text:p>
      <text:p text:style-name="GES_5f_CODIGO"><text:span text:style-name="T8">FROM</text:span><text:span text:style-name="T7"> CFGPLANTILLAS </text:span><text:span text:style-name="T8">WHERE</text:span><text:span text:style-name="T7"> ID_BIBLIOTECA=1</text:span></text:p>
      <text:p text:style-name="P24"/>
      <text:p text:style-name="P24"/>
      <text:list xml:id="list488388588" text:continue-numbering="true" text:style-name="WWNum8">
        <text:list-item>
          <text:p text:style-name="P23"><text:span text:style-name="T11">CFGPLANTILLAS_BC.</text:span></text:p>
        </text:list-item>
      </text:list>
      <text:p text:style-name="GES_5f_CONTENIDO_5f_TABLAS"/>
      <text:p text:style-name="GES_5f_CODIGO"><text:span text:style-name="T1">INSERT INTO</text:span> CFGPLANTILLAS_BC (</text:p>
      <text:p text:style-name="GES_5f_CODIGO"><text:s text:c="2"/>ID_BIBLIOTECA,</text:p>
      <text:p text:style-name="GES_5f_CODIGO"><text:s text:c="2"/>ID_PLANTILLA,</text:p>
      <text:p text:style-name="GES_5f_CODIGO"><text:s text:c="2"/>DESCRIPCION,</text:p>
      <text:p text:style-name="GES_5f_CODIGO"><text:s text:c="2"/>DESCRIPCION_ENG,</text:p>
      <text:p text:style-name="GES_5f_CODIGO"><text:s text:c="2"/>DESCRIPCION_PORT,</text:p>
      <text:p text:style-name="GES_5f_CODIGO"><text:s text:c="2"/>NO_ETIQUETAS,</text:p>
      <text:p text:style-name="GES_5f_CODIGO"><text:s text:c="2"/>MARGEN_SUP,</text:p>
      <text:p text:style-name="GES_5f_CODIGO"><text:s text:c="2"/>MARGEN_IZQ,</text:p>
      <text:p text:style-name="GES_5f_CODIGO"><text:s text:c="2"/>ESPACIO_FILAS,</text:p>
      <text:p text:style-name="GES_5f_CODIGO"><text:s text:c="2"/>ESPACIO_COLS,</text:p>
      <text:p text:style-name="GES_5f_CODIGO"><text:s text:c="2"/>IMAGEN )</text:p>
      <text:p text:style-name="GES_5f_CODIGO">SELECT 2 AS ID_BIBLIOTECA, ID_PLANTILLA, DESCRIPCION, DESCRIPCION_ENG, DESCRIPCION_PORT, NO_ETIQUETAS, MARGEN_SUP, MARGEN_IZQ, ESPACIO_FILAS, ESPACIO_COLS, IMAGEN</text:p>
      <text:p text:style-name="GES_5f_CODIGO"><text:span text:style-name="T8">FROM</text:span><text:span text:style-name="T7"> CFGPLANTILLAS_BC </text:span><text:span text:style-name="T8">WHERE</text:span><text:span text:style-name="T7"> ID_BIBLIOTECA=1</text:span></text:p>
      <text:p text:style-name="P24"/>
      <text:list xml:id="list80299219" text:continue-numbering="true" text:style-name="WWNum8">
        <text:list-item>
          <text:p text:style-name="P23"><text:span text:style-name="T11">CFGSANCIONES.</text:span></text:p>
        </text:list-item>
      </text:list>
      <text:p text:style-name="P28"/>
      <text:p text:style-name="GES_5f_CODIGO">INSERT INTO CFGSANCIONES (</text:p>
      <text:p text:style-name="GES_5f_CODIGO"><text:s text:c="2"/>ID_BIBLIOTECA,</text:p>
      <text:p text:style-name="GES_5f_CODIGO"><text:s text:c="2"/>TIPO_SANCION,</text:p>
      <text:p text:style-name="GES_5f_CODIGO"><text:soft-page-break/><text:s text:c="2"/>DESCRIPCION,</text:p>
      <text:p text:style-name="GES_5f_CODIGO"><text:s text:c="2"/>ECONOMICA_SN,</text:p>
      <text:p text:style-name="GES_5f_CODIGO"><text:s text:c="2"/>ECONOMICA_MONTO_FIJO,</text:p>
      <text:p text:style-name="GES_5f_CODIGO"><text:s text:c="2"/>ECONOMICA_MONTO_X_DIA,</text:p>
      <text:p text:style-name="GES_5f_CODIGO"><text:s text:c="2"/>LABOR_SOCIAL_SN,</text:p>
      <text:p text:style-name="GES_5f_CODIGO"><text:s text:c="2"/>LABOR_SOCIAL_HORAS,</text:p>
      <text:p text:style-name="GES_5f_CODIGO"><text:s text:c="2"/>ESPECIE_SN )</text:p>
      <text:p text:style-name="GES_5f_CODIGO"><text:span text:style-name="T1">SELECT</text:span> 2 AS ID_BIBLIOTECA, TIPO_SANCION, DESCRIPCION, ECONOMICA_SN, ECONOMICA_MONTO_FIJO, ECONOMICA_MONTO_X_DIA, LABOR_SOCIAL_SN, LABOR_SOCIAL_HORAS, ESPECIE_SN</text:p>
      <text:p text:style-name="GES_5f_CODIGO"><text:span text:style-name="T8">FROM</text:span><text:span text:style-name="T7"> CFGSANCIONES </text:span><text:span text:style-name="T8">WHERE</text:span><text:span text:style-name="T7"> ID_BIBLIOTECA=1</text:span></text:p>
      <text:p text:style-name="P31"/>
      <text:list xml:id="list385042954" text:continue-numbering="true" text:style-name="WWNum8">
        <text:list-item>
          <text:p text:style-name="P23"><text:span text:style-name="T11">CFGUBICACIONES.</text:span></text:p>
        </text:list-item>
      </text:list>
      <text:p text:style-name="P25"/>
      <text:p text:style-name="GES_5f_CODIGO"><text:span text:style-name="T1">INSERT INTO</text:span> CFGUBICACIONES (</text:p>
      <text:p text:style-name="GES_5f_CODIGO"><text:s text:c="2"/>ID_BIBLIOTECA,</text:p>
      <text:p text:style-name="GES_5f_CODIGO"><text:s text:c="2"/>ID_UBICACION,</text:p>
      <text:p text:style-name="GES_5f_CODIGO"><text:s text:c="2"/>DESCRIPCION,</text:p>
      <text:p text:style-name="GES_5f_CODIGO"><text:s text:c="2"/>NOTAS_UBICACION,</text:p>
      <text:p text:style-name="GES_5f_CODIGO"><text:s text:c="2"/>EDIFICIO,</text:p>
      <text:p text:style-name="GES_5f_CODIGO"><text:s text:c="2"/>PISO,</text:p>
      <text:p text:style-name="GES_5f_CODIGO"><text:s text:c="2"/>SECCION )</text:p>
      <text:p text:style-name="GES_5f_CODIGO"><text:span text:style-name="T1">SELECT</text:span> 2 AS ID_BIBLIOTECA, ID_UBICACION, DESCRIPCION, NOTAS_UBICACION, EDIFICIO, PISO, SECCION</text:p>
      <text:p text:style-name="GES_5f_CODIGO"><text:span text:style-name="T8">FROM</text:span><text:span text:style-name="T7"> CFGUBICACIONES </text:span><text:span text:style-name="T8">WHERE</text:span><text:span text:style-name="T7"> ID_BIBLIOTECA=1</text:span></text:p>
      <text:p text:style-name="P24"/>
      <text:list xml:id="list464499004" text:continue-numbering="true" text:style-name="WWNum8">
        <text:list-item>
          <text:p text:style-name="P23"><text:span text:style-name="T11">CFGUSUARIOSGRUPOS.</text:span></text:p>
        </text:list-item>
      </text:list>
      <text:p text:style-name="GES_5f_CONTENIDO_5f_TABLAS"/>
      <text:p text:style-name="GES_5f_CODIGO"><text:span text:style-name="T1">INSERT INTO </text:span>CFGUSUARIOS_GRUPOS (</text:p>
      <text:p text:style-name="GES_5f_CODIGO"><text:s text:c="2"/>ID_BIBLIOTECA,</text:p>
      <text:p text:style-name="GES_5f_CODIGO"><text:s text:c="2"/>ID_GRUPO,</text:p>
      <text:p text:style-name="GES_5f_CODIGO"><text:s text:c="2"/>NOMBRE_GRUPO,</text:p>
      <text:p text:style-name="GES_5f_CODIGO"><text:s text:c="2"/>USUARIOS_ADMINISTRATIVOS,</text:p>
      <text:p text:style-name="GES_5f_CODIGO"><text:s text:c="2"/>PERMITIR_PRESTAMOS,</text:p>
      <text:p text:style-name="GES_5f_CODIGO"><text:s text:c="2"/>MAX_DIAS_PRESTAMO,</text:p>
      <text:p text:style-name="GES_5f_CODIGO"><text:s text:c="2"/>MAX_ITEMS_PRESTADOS,</text:p>
      <text:p text:style-name="GES_5f_CODIGO"><text:s text:c="2"/>PERMITIR_PREST_CON_RETRASOS,</text:p>
      <text:p text:style-name="GES_5f_CODIGO"><text:s text:c="2"/>PERMITIR_PREST_CON_SANCIONES,</text:p>
      <text:p text:style-name="GES_5f_CODIGO"><text:s text:c="2"/>MAX_RESERVACIONES,</text:p>
      <text:p text:style-name="GES_5f_CODIGO"><text:s text:c="2"/>PERMITIR_RESERV_CON_SANCIONES,</text:p>
      <text:p text:style-name="GES_5f_CODIGO"><text:s text:c="2"/>MAX_RENOVACIONES,</text:p>
      <text:p text:style-name="GES_5f_CODIGO"><text:s text:c="2"/>DIAS_RENOVACION_DEFAULT,</text:p>
      <text:p text:style-name="GES_5f_CODIGO"><text:s text:c="2"/>PERMITIR_RENOV_CON_RETRASO,</text:p>
      <text:p text:style-name="GES_5f_CODIGO"><text:s text:c="2"/>PERMITIR_RENOV_CON_SANCIONES,</text:p>
      <text:p text:style-name="GES_5f_CODIGO"><text:s text:c="2"/>PERMITIR_COMENTARIOS,</text:p>
      <text:p text:style-name="GES_5f_CODIGO"><text:s text:c="2"/>MULTA_ECONOMICA_SN,</text:p>
      <text:p text:style-name="GES_5f_CODIGO"><text:s text:c="2"/>MULTA_HORAS_SN,</text:p>
      <text:p text:style-name="GES_5f_CODIGO"><text:s text:c="2"/>MULTA_ESPECIE_SN,</text:p>
      <text:p text:style-name="GES_5f_CODIGO"><text:s text:c="2"/>SANCION_X_RETRASO_DEV,</text:p>
      <text:p text:style-name="GES_5f_CODIGO"><text:s text:c="2"/>NOTIFICA_EMAIL_RESERVA,</text:p>
      <text:p text:style-name="GES_5f_CODIGO"><text:s text:c="2"/>NOTIFICA_EMAIL_PRESTAMO,</text:p>
      <text:p text:style-name="GES_5f_CODIGO"><text:s text:c="2"/>NOTIFICA_EMAIL_RENOVA,</text:p>
      <text:p text:style-name="GES_5f_CODIGO"><text:s text:c="2"/>NOTIFICA_EMAIL_RETRASO_DEV,</text:p>
      <text:p text:style-name="GES_5f_CODIGO"><text:s text:c="2"/>NOTIFICA_EMAIL_DEVOLUCIONES,</text:p>
      <text:p text:style-name="GES_5f_CODIGO"><text:s text:c="2"/>NOTIFICA_EMAIL_RESTRICCIONES,</text:p>
      <text:p text:style-name="GES_5f_CODIGO"><text:s text:c="2"/>NOTIFICA_EMAIL_SANCIONES )</text:p>
      <text:p text:style-name="GES_5f_CODIGO"><text:soft-page-break/><text:span text:style-name="T1">SELECT</text:span> 2 AS ID_BIBLIOTECA, ID_GRUPO, NOMBRE_GRUPO, USUARIOS_ADMINISTRATIVOS, <text:s text:c="3"/>PERMITIR_PRESTAMOS, MAX_DIAS_PRESTAMO, MAX_ITEMS_PRESTADOS, PERMITIR_PREST_CON_RETRASOS, PERMITIR_PREST_CON_SANCIONES, MAX_RESERVACIONES,</text:p>
      <text:p text:style-name="GES_5f_CODIGO">PERMITIR_RESERV_CON_SANCIONES, MAX_RENOVACIONES, DIAS_RENOVACION_DEFAULT, PERMITIR_RENOV_CON_RETRASO, PERMITIR_RENOV_CON_SANCIONES, PERMITIR_COMENTARIOS, MULTA_ECONOMICA_SN, MULTA_HORAS_SN, MULTA_ESPECIE_SN, SANCION_X_RETRASO_DEV, NOTIFICA_EMAIL_RESERVA, NOTIFICA_EMAIL_PRESTAMO, NOTIFICA_EMAIL_RENOVA, NOTIFICA_EMAIL_RETRASO_DEV, NOTIFICA_EMAIL_DEVOLUCIONES, NOTIFICA_EMAIL_RESTRICCIONES, NOTIFICA_EMAIL_SANCIONES</text:p>
      <text:p text:style-name="GES_5f_CODIGO"><text:span text:style-name="T1">FROM</text:span> CFGUSUARIOS_GRUPOS <text:span text:style-name="T1">WHERE</text:span> ID_BIBLIOTECA=1</text:p>
      <text:p text:style-name="GES_5f_CONTENIDO_5f_TABLAS"/>
      <text:list xml:id="list147502920" text:continue-numbering="true" text:style-name="WWNum8">
        <text:list-item>
          <text:p text:style-name="P23"><text:span text:style-name="T11">EMAIL_CONFIG.</text:span></text:p>
        </text:list-item>
      </text:list>
      <text:p text:style-name="GES_5f_CONTENIDO_5f_TABLAS"/>
      <text:p text:style-name="GES_5f_CODIGO"><text:span text:style-name="T1">INSERT INTO</text:span> EMAIL_CONFIG (</text:p>
      <text:p text:style-name="GES_5f_CODIGO"><text:s text:c="2"/>ID_BIBLIOTECA,</text:p>
      <text:p text:style-name="GES_5f_CODIGO"><text:s text:c="2"/>ID_CATEGORIA,</text:p>
      <text:p text:style-name="GES_5f_CODIGO"><text:s text:c="2"/>CUSTOM_SUBJECT,</text:p>
      <text:p text:style-name="GES_5f_CODIGO"><text:s text:c="2"/>CUSTOM_BODY_CONTENT )</text:p>
      <text:p text:style-name="GES_5f_CODIGO"><text:span text:style-name="T8">SELECT</text:span><text:span text:style-name="T7"> 2 AS ID_BIBLIOTECA, ID_CATEGORIA, CUSTOM_SUBJECT, CUSTOM_BODY_CONTENT</text:span></text:p>
      <text:p text:style-name="GES_5f_CODIGO"><text:span text:style-name="T8">FROM</text:span><text:span text:style-name="T7"> EMAIL_CONFIG </text:span><text:span text:style-name="T8">WHERE</text:span><text:span text:style-name="T7"> ID_BIBLIOTECA=1</text:span></text:p>
      <text:p text:style-name="P10"/>
      <text:p text:style-name="GES_5f_CONTENIDO"><text:span text:style-name="T1">Paso 4 )</text:span></text:p>
      <text:p text:style-name="GES_5f_CONTENIDO"/>
      <text:p text:style-name="P16">Crear un usuario que pertenezca al grupo de administradores (tabla CFGUSUARIOGRUPOS) en la tabla CFGUSUARIOS</text:p>
      <text:p text:style-name="GES_5f_CONTENIDO"/>
      <text:p text:style-name="GES_5f_CONTENIDO">Falta tabla CFGUSUARIOGRUPOS.</text:p>
      <text:p text:style-name="GES_5f_CONTENIDO"/>
      <text:p text:style-name="GES_5f_CODIGO"><text:span text:style-name="T1">INSERT INTO</text:span> cfgusuarios (ID_BIBLIOTECA, ID_USUARIO, USERNAME, PASSWRD, PATERNO, MATERNO, NOMBRE, GENERO, STATUS, E_MAIL, ADMINISTRADOR, ID_GRUPO )</text:p>
      <text:p text:style-name="GES_5f_CODIGO"><text:span text:style-name="T1">VALUES</text:span> ( 2, 1, "admin", "8fa25ddd9d5c9c701ae832642f3120a3", "Perez", "Perez", "Simón", "M", "A", "&lt;email del sysadmin&gt;", "S", 1 )</text:p>
      <text:p text:style-name="GES_5f_CONTENIDO"/>
      <text:p text:style-name="GES_5f_CONTENIDO"><text:span text:style-name="T1">REFERENCIAS</text:span></text:p>
      <text:p text:style-name="GES_5f_CONTENIDO">Para mayores referencias consultar el archivo DOCINT_BIBLIO_CreacionCuentas.docx.</text:p>
      <text:p text:style-name="P17">--------------------------</text:p>
      <text:p text:style-name="GES_5f_ENCABEZADO_5f_TABLA">HISTORIAL DE CAMBIO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GES_5f_COLUMNA_5f_CABEZA_5f_TABLA"><text:span text:style-name="T5">Motivo del cambio</text:span></text:p>
          </table:table-cell>
          <table:table-cell table:style-name="Tabla1.A1" office:value-type="string">
            <text:p text:style-name="GES_5f_COLUMNA_5f_CABEZA_5f_TABLA"><text:span text:style-name="T5">Autor del cambio</text:span></text:p>
          </table:table-cell>
          <table:table-cell table:style-name="Tabla1.A1" office:value-type="string">
            <text:p text:style-name="GES_5f_COLUMNA_5f_CABEZA_5f_TABLA"><text:span text:style-name="T5">Descripción</text:span></text:p>
          </table:table-cell>
          <table:table-cell table:style-name="Tabla1.A1" office:value-type="string">
            <text:p text:style-name="GES_5f_COLUMNA_5f_CABEZA_5f_TABLA"><text:span text:style-name="T5">Fecha</text:span></text:p>
          </table:table-cell>
          <table:table-cell table:style-name="Tabla1.A1" office:value-type="string">
            <text:p text:style-name="GES_5f_COLUMNA_5f_CABEZA_5f_TABLA"><text:span text:style-name="T5">Versión</text:span></text:p>
          </table:table-cell>
        </table:table-row>
        <table:table-row table:style-name="Tabla1.1">
          <table:table-cell table:style-name="Tabla1.A2" office:value-type="string">
            <text:p text:style-name="P26"/>
            <text:p text:style-name="P26">Se inicia la idea de documentar la implantación.</text:p>
            <text:p text:style-name="P26"/>
          </table:table-cell>
          <table:table-cell table:style-name="Tabla1.A2" office:value-type="string">
            <text:p text:style-name="P26"/>
            <text:p text:style-name="P26">JELS</text:p>
          </table:table-cell>
          <table:table-cell table:style-name="Tabla1.A2" office:value-type="string">
            <text:p text:style-name="P26"/>
            <text:p text:style-name="P26">Se crea todo el documento.</text:p>
          </table:table-cell>
          <table:table-cell table:style-name="Tabla1.A2" office:value-type="string">
            <text:p text:style-name="P27"/>
            <text:p text:style-name="P27">19/04/2010</text:p>
          </table:table-cell>
          <table:table-cell table:style-name="Tabla1.A2" office:value-type="string">
            <text:p text:style-name="P26"/>
            <text:p text:style-name="P32">1.0</text:p>
            <text:p text:style-name="P27"/>
          </table:table-cell>
        </table:table-row>
        <table:table-row table:style-name="Tabla1.1">
          <table:table-cell table:style-name="Tabla1.A2" office:value-type="string">
            <text:p text:style-name="P26"/>
            <text:p text:style-name="P26">Se crean scripts de personalización con base en la biblioteca 1.</text:p>
            <text:p text:style-name="P26"/>
            <text:p text:style-name="P33">Falta tabla CFGUSUARIOGRUPOS</text:p>
            <text:p text:style-name="P26"/>
          </table:table-cell>
          <table:table-cell table:style-name="Tabla1.A2" office:value-type="string">
            <text:p text:style-name="P26"/>
            <text:p text:style-name="P26">RGN</text:p>
          </table:table-cell>
          <table:table-cell table:style-name="Tabla1.A2" office:value-type="string">
            <text:p text:style-name="P26"/>
            <text:p text:style-name="P26">Agrega scripts INSERT … FROM</text:p>
          </table:table-cell>
          <table:table-cell table:style-name="Tabla1.A2" office:value-type="string">
            <text:p text:style-name="P27"/>
            <text:p text:style-name="P27">24/08/2010</text:p>
          </table:table-cell>
          <table:table-cell table:style-name="Tabla1.A2" office:value-type="string">
            <text:p text:style-name="P26"/>
            <text:p text:style-name="P26">1.5</text:p>
          </table:table-cell>
        </table:table-row>
      </table:table>
      <text:p text:style-name="GES_5f_CONTENID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Normal" style:font-pitch="variable" style:font-charset="x-symbol"/>
    <style:font-face style:name="Wingdings" svg:font-family="Wingdings" style:font-adornments="Regular" style:font-pitch="variable" style:font-charset="x-symbol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Segoe UI" svg:font-family="'Segoe UI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MX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use-window-font-color="true" style:font-name="Arial1" fo:font-size="11pt" fo:language="es" fo:country="ES" style:font-size-asian="11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106cm" fo:keep-with-next="always"/>
      <style:text-properties fo:font-size="16pt" fo:font-weight="bold" style:letter-kerning="true" style:font-size-asian="16pt" style:font-weight-asian="bold" style:font-name-complex="Arial3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fo:keep-with-next="always"/>
      <style:text-properties fo:font-size="13pt" fo:font-weight="bold" style:font-size-asian="13pt" style:font-weight-asian="bold" style:font-name-complex="Arial3" style:font-size-complex="13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GES_5f_NUMERACION_5f_2DO_5f_NIVEL" style:display-name="GES_NUMERACION_2DO_NIVEL" style:family="paragraph" style:parent-style-name="Standard" style:default-outline-level="">
      <style:text-properties style:font-name-complex="Arial3" style:font-size-complex="11pt"/>
    </style:style>
    <style:style style:name="GES_5f_TITULO_5f_DE_5f_PORTADA" style:display-name="GES_TITULO_DE_PORTADA" style:family="paragraph" style:parent-style-name="Standard" style:default-outline-level="1" style:list-style-name="">
      <style:paragraph-properties fo:line-height="150%" fo:text-align="center" style:justify-single-word="false"/>
      <style:text-properties fo:text-transform="uppercase" fo:font-size="20pt" fo:language="es" fo:country="ES" fo:font-weight="bold" style:font-name-asian="Times" style:font-size-asian="20pt" style:font-weight-asian="bold" style:font-name-complex="Arial3" style:font-size-complex="20pt"/>
    </style:style>
    <style:style style:name="GES_5f_ESTILO_5f_EQUIPO" style:display-name="GES_ESTILO_EQUIPO" style:family="paragraph" style:parent-style-name="Standard" style:default-outline-level="">
      <style:paragraph-properties fo:text-align="end" style:justify-single-word="false"/>
      <style:text-properties fo:font-size="14pt" fo:language="es" fo:country="ES" style:font-name-asian="Times" style:font-size-asian="14pt" style:font-name-complex="Arial3" style:font-size-complex="10pt"/>
    </style:style>
    <style:style style:name="GES_5f_INDICE" style:display-name="GES_INDICE" style:family="paragraph" style:default-outline-level="">
      <style:paragraph-properties fo:margin-top="0.176cm" fo:margin-bottom="0.176cm" fo:line-height="150%">
        <style:tab-stops>
          <style:tab-stop style:position="16.803cm" style:type="right" style:leader-style="dotted" style:leader-text="."/>
        </style:tab-stops>
      </style:paragraph-properties>
      <style:text-properties fo:font-weight="bold" style:font-weight-asian="bold"/>
    </style:style>
    <style:style style:name="GES_5f_TITULO" style:display-name="GES_TITULO" style:family="paragraph" style:parent-style-name="Standard" style:default-outline-level="">
      <style:paragraph-properties fo:margin-top="0.176cm" fo:margin-bottom="0cm" fo:line-height="150%" fo:orphans="0" fo:widows="0"/>
      <style:text-properties fo:text-transform="uppercase" fo:font-size="13pt" fo:letter-spacing="0.053cm" fo:font-weight="bold" style:font-size-asian="13pt" style:font-weight-asian="bold" style:font-name-complex="Arial3" style:font-size-complex="13pt"/>
    </style:style>
    <style:style style:name="GES_5f_CONTENIDO" style:display-name="GES_CONTENIDO" style:family="paragraph" style:parent-style-name="Standard" style:default-outline-level="">
      <style:text-properties style:font-name-complex="Arial3" style:font-size-complex="11pt"/>
    </style:style>
    <style:style style:name="GES_5f_VINETAS_5f_1ER_5f_NIVEL" style:display-name="GES_VINETAS_1ER_NIVEL" style:family="paragraph" style:parent-style-name="Standard" style:default-outline-level="">
      <style:text-properties style:font-name-complex="Arial3" style:font-size-complex="11pt"/>
    </style:style>
    <style:style style:name="GES_5f_VINETAS_5f_2DO_5f_NIVEL" style:display-name="GES_VINETAS_2DO_NIVEL" style:family="paragraph" style:parent-style-name="Standard" style:default-outline-level="">
      <style:text-properties style:font-name-complex="Arial3" style:font-size-complex="11pt"/>
    </style:style>
    <style:style style:name="GES_5f_NUMERACION_5f_1ER_5f_NIVEL" style:display-name="GES_NUMERACION_1ER_NIVEL" style:family="paragraph" style:parent-style-name="Standard" style:default-outline-level="1">
      <style:text-properties style:font-name-complex="Arial3" style:font-size-complex="11pt"/>
    </style:style>
    <style:style style:name="GES_5f_CONTENIDO_5f_TABLAS" style:display-name="GES_CONTENIDO_TABLAS" style:family="paragraph" style:parent-style-name="Standard" style:default-outline-level="">
      <style:text-properties fo:font-size="10pt" fo:language="es" fo:country="ES" style:font-name-asian="Times" style:font-size-asian="10pt" style:font-name-complex="Arial3" style:font-size-complex="10pt"/>
    </style:style>
    <style:style style:name="GES_5f_COLUMNA_5f_CABEZA_5f_TABLA" style:display-name="GES_COLUMNA_CABEZA_TABLA" style:family="paragraph" style:default-outline-level="">
      <style:paragraph-properties fo:margin-top="0.176cm" fo:margin-bottom="0.176cm" fo:text-align="center" style:justify-single-word="false" fo:orphans="0" fo:widows="0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style:use-window-font-color="true" style:font-name="Arial1" fo:font-weight="bold" style:font-name-asian="Times" style:language-asian="es" style:country-asian="ES" style:font-weight-asian="bold" style:font-name-complex="Arial3" style:font-weight-complex="bold"/>
    </style:style>
    <style:style style:name="GES_5f_ENCABEZADO_5f_PAGINA" style:display-name="GES_ENCABEZADO_PAGINA" style:family="paragraph" style:parent-style-name="Standard" style:default-outline-level="">
      <style:paragraph-properties fo:text-align="end" style:justify-single-word="false">
        <style:tab-stops>
          <style:tab-stop style:position="0cm"/>
          <style:tab-stop style:position="7.62cm" style:type="center"/>
          <style:tab-stop style:position="17.161cm" style:type="right"/>
        </style:tab-stops>
      </style:paragraph-properties>
      <style:text-properties fo:font-size="10pt" fo:language="es" fo:country="MX" fo:font-weight="bold" style:font-size-asian="10pt" style:font-weight-asian="bold" style:font-name-complex="Arial3" style:font-size-complex="10pt"/>
    </style:style>
    <style:style style:name="GES_5f_PIE_5f_PAGINA" style:display-name="GES_PIE_PAGINA" style:family="paragraph" style:parent-style-name="Standard" style:default-outline-level="1" style:list-style-name="">
      <style:paragraph-properties fo:margin-left="0.127cm" fo:margin-right="0cm" fo:margin-top="0.212cm" fo:margin-bottom="0cm" fo:line-height="200%" fo:text-align="end" style:justify-single-word="false" fo:text-indent="0cm" style:auto-text-indent="false" fo:keep-with-next="always"/>
      <style:text-properties fo:font-size="7pt" fo:language="es" fo:country="ES" fo:font-weight="bold" style:letter-kerning="true" style:font-name-asian="Times" style:font-size-asian="7pt" style:font-weight-asian="bold" style:font-name-complex="Arial3" style:font-size-complex="7pt" style:font-weight-complex="bold"/>
    </style:style>
    <style:style style:name="GES_5f_ENCABEZADO_5f_TABLA" style:display-name="GES_ENCABEZADO_TABLA" style:family="paragraph" style:parent-style-name="Standard" style:default-outline-level="">
      <style:paragraph-properties fo:margin-top="0.176cm" fo:margin-bottom="0.176cm">
        <style:tab-stops>
          <style:tab-stop style:position="3.909cm"/>
        </style:tab-stops>
      </style:paragraph-properties>
      <style:text-properties fo:text-transform="uppercase" fo:font-weight="bold" style:font-weight-asian="bold" style:font-name-complex="Arial3" style:font-size-complex="11pt"/>
    </style:style>
    <style:style style:name="GES_5f_SUBTITULOS" style:display-name="GES_SUBTITULOS" style:family="paragraph" style:parent-style-name="Standard" style:default-outline-level="">
      <style:paragraph-properties fo:margin-top="0.176cm" fo:margin-bottom="0cm" fo:line-height="150%" fo:orphans="0" fo:widows="0"/>
      <style:text-properties fo:text-transform="uppercase" fo:font-size="12pt" fo:letter-spacing="0.035cm" fo:font-weight="bold" style:font-size-asian="12pt" style:font-weight-asian="bold" style:font-name-complex="Arial3"/>
    </style:style>
    <style:style style:name="GES_5f_CODIGO" style:display-name="GES_CODIGO" style:family="paragraph" style:parent-style-name="GES_5f_CONTENIDO" style:default-outline-level="">
      <style:paragraph-properties fo:margin-left="1.501cm" fo:margin-right="0cm" fo:text-align="start" style:justify-single-word="false" fo:text-indent="0cm" style:auto-text-indent="false"/>
      <style:text-properties style:font-name="Courier New" fo:font-size="9.5pt" fo:language="es" fo:country="MX" style:font-size-asian="9.5pt" style:font-name-complex="Courier New2" style:font-size-complex="9.5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font-name="Courier New" fo:font-size="10pt" fo:language="zxx" fo:country="none" style:text-underline-style="solid" style:text-underline-width="auto" style:text-underline-color="font-color" style:font-size-asian="10pt" style:language-asian="zxx" style:country-asian="none" style:language-complex="zxx" style:country-complex="none"/>
    </style:style>
    <style:style style:name="Pie_20_de_20_página_20_Car" style:display-name="Pie de página Car" style:family="text" style:parent-style-name="Default_20_Paragraph_20_Font">
      <style:text-properties style:font-name="Arial1" fo:font-size="11pt" fo:language="es" fo:country="ES" style:font-size-asian="11pt" style:language-asian="es" style:country-asian="ES" style:font-size-complex="12pt"/>
    </style:style>
    <style:style style:name="ListLabel_20_1" style:display-name="ListLabel 1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2" style:display-name="ListLabel 2" style:family="text">
      <style:text-properties style:font-name-asian="Times New Roman1" style:font-name-complex="Arial3"/>
    </style:style>
    <style:style style:name="ListLabel_20_3" style:display-name="ListLabel 3" style:family="text">
      <style:text-properties style:font-name-complex="Courier New2"/>
    </style:style>
    <style:style style:name="ListLabel_20_4" style:display-name="ListLabel 4" style:family="text">
      <style:text-properties style:font-name-asian="Times" style:font-name-complex="Arial3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199cm" fo:text-indent="-0.699cm" fo:margin-left="1.199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99cm" fo:text-indent="-0.699cm" fo:margin-left="1.1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401cm" fo:text-indent="-0.6cm" fo:margin-left="1.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401cm" fo:text-indent="-0.501cm" fo:margin-left="1.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Arial2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17.145cm" style:type="right"/>
        </style:tab-stops>
      </style:paragraph-properties>
    </style:style>
    <style:style style:name="MT1" style:family="text">
      <style:text-properties fo:font-size="10pt" fo:letter-spacing="0.035cm" fo:font-style="italic" fo:font-weight="bold" style:font-size-asian="10pt" style:font-style-asian="italic" style:font-weight-asian="bold" style:font-name-complex="Arial3" style:font-size-complex="10pt"/>
    </style:style>
    <style:style style:name="MT2" style:family="text">
      <style:text-properties fo:color="#808080" style:font-name="Courier New" fo:font-size="10pt" fo:letter-spacing="0.053cm" fo:font-weight="bold" style:font-size-asian="10pt" style:font-weight-asian="bold" style:font-name-complex="Courier New2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.5pt" style:font-size-asian="9.5pt" style:font-size-complex="9.5pt"/>
    </style:style>
    <style:page-layout style:name="Mpm1">
      <style:page-layout-properties fo:page-width="21.59cm" fo:page-height="27.94cm" style:num-format="1" style:print-orientation="portrait" fo:margin-top="2.501cm" fo:margin-bottom="2.501cm" fo:margin-left="2.501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01cm" fo:margin-bottom="1.251cm" fo:margin-left="2.501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51cm" fo:margin-bottom="2cm" fo:margin-left="2.501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span text:style-name="MT1">Escolar Hi-TECH<text:tab/></text:span><text:span text:style-name="MT2">www.escolarhitech.com.mx</text:span></text:p>
      </style:footer>
    </style:master-page>
    <style:master-page style:name="Converted1" style:page-layout-name="Mpm3">
      <style:header>
        <text:p text:style-name="GES_5f_ENCABEZADO_5f_PAGINA"><text:span text:style-name="MT3">Escolar Hi-TECH Alta Tecnología para la Educación</text:span><text:tab/><text:span text:style-name="MT4">Proceso de Customización BiblioTEK</text:span></text:p>
      </style:header>
      <style:header-left>
        <text:p text:style-name="Standard"/>
      </style:header-left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 Genérica HiTECH</dc:title>
    <dc:subject>Documento Base de Plantilla Genérica</dc:subject>
    <meta:initial-creator>Jorge E. López</meta:initial-creator>
    <dc:creator>Jorge E. López</dc:creator>
    <meta:editing-cycles>12</meta:editing-cycles>
    <meta:print-date>2010-04-19T14:18:00</meta:print-date>
    <meta:creation-date>2010-08-24T16:20:00</meta:creation-date>
    <dc:date>2012-09-12T11:47:57</dc:date>
    <meta:editing-duration>PT3M25S</meta:editing-duration>
    <meta:generator>OpenOffice.org/3.3$Unix OpenOffice.org_project/330m20$Build-9567</meta:generator>
    <meta:document-statistic meta:table-count="1" meta:image-count="0" meta:object-count="0" meta:page-count="8" meta:paragraph-count="217" meta:word-count="1015" meta:character-count="9343"/>
    <meta:user-defined meta:name="AppVersion">12.0000</meta:user-defined>
    <meta:user-defined meta:name="Company">Escolar Hi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INT_HITECH_PlantillaGenerica_Word.dotx" xlink:href=""/>
  </office:meta>
</office:document-meta>
</file>